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3.302cm"/>
    </style:style>
    <style:style style:name="Column2" style:family="table-column">
      <style:table-column-properties style:column-width="3.302cm"/>
    </style:style>
    <style:style style:name="Column3" style:family="table-column">
      <style:table-column-properties style:column-width="3.302cm"/>
    </style:style>
    <style:style style:name="Column4" style:family="table-column">
      <style:table-column-properties style:column-width="3.302cm"/>
    </style:style>
    <style:style style:name="Column5" style:family="table-column">
      <style:table-column-properties style:column-width="3.30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2"><text:span text:style-name="T2_1">Integral</text:span><text:span text:style-name="T2_2"><text:s/></text:span><text:span text:style-name="T2_3">Type</text:span></text:p>
          </table:table-cell>
          <table:table-cell table:style-name="Cell2">
            <text:p text:style-name="P3"><text:span text:style-name="T3_1">Unsigned</text:span><text:span text:style-name="T3_2"><text:s/></text:span><text:span text:style-name="T3_3">Min</text:span></text:p>
          </table:table-cell>
          <table:table-cell table:style-name="Cell3">
            <text:p text:style-name="P4"><text:span text:style-name="T4_1">Unsigned</text:span><text:span text:style-name="T4_2"><text:s/></text:span><text:span text:style-name="T4_3">Max</text:span></text:p>
          </table:table-cell>
          <table:table-cell table:style-name="Cell4">
            <text:p text:style-name="P5"><text:span text:style-name="T5_1">Signed</text:span><text:span text:style-name="T5_2"><text:s/></text:span><text:span text:style-name="T5_3">Min</text:span></text:p>
          </table:table-cell>
          <table:table-cell table:style-name="Cell5">
            <text:p text:style-name="P6"><text:span text:style-name="T6_1">Signed</text:span><text:span text:style-name="T6_2"><text:s/></text:span><text:span text:style-name="T6_3">Max</text:span></text:p>
          </table:table-cell>
        </table:table-row>
        <table:table-row table:style-name="Row2">
          <table:table-cell table:style-name="Cell6">
            <text:p text:style-name="P7"><text:span text:style-name="T7_1">char</text:span></text:p>
          </table:table-cell>
          <table:table-cell table:style-name="Cell7">
            <text:p text:style-name="P8"><text:span text:style-name="T8_1">0</text:span></text:p>
          </table:table-cell>
          <table:table-cell table:style-name="Cell8">
            <text:p text:style-name="P9"><text:span text:style-name="T9_1">255</text:span></text:p>
          </table:table-cell>
          <table:table-cell table:style-name="Cell9">
            <text:p text:style-name="P10"><text:span text:style-name="T10_1">-127</text:span></text:p>
          </table:table-cell>
          <table:table-cell table:style-name="Cell10">
            <text:p text:style-name="P11"><text:span text:style-name="T11_1">128</text:span></text:p>
          </table:table-cell>
        </table:table-row>
        <table:table-row table:style-name="Row3">
          <table:table-cell table:style-name="Cell11">
            <text:p text:style-name="P12"><text:span text:style-name="T12_1">short</text:span></text:p>
          </table:table-cell>
          <table:table-cell table:style-name="Cell12">
            <text:p text:style-name="P13"><text:span text:style-name="T13_1">0</text:span></text:p>
          </table:table-cell>
          <table:table-cell table:style-name="Cell13">
            <text:p text:style-name="P14"><text:span text:style-name="T14_1">65535</text:span></text:p>
          </table:table-cell>
          <table:table-cell table:style-name="Cell14">
            <text:p text:style-name="P15"><text:span text:style-name="T15_1">32767</text:span></text:p>
          </table:table-cell>
          <table:table-cell table:style-name="Cell15">
            <text:p text:style-name="P16"><text:span text:style-name="T16_1">32768</text:span></text:p>
          </table:table-cell>
        </table:table-row>
        <table:table-row table:style-name="Row4">
          <table:table-cell table:style-name="Cell16">
            <text:p text:style-name="P17"><text:span text:style-name="T17_1">int</text:span></text:p>
          </table:table-cell>
          <table:table-cell table:style-name="Cell17">
            <text:p text:style-name="P18"><text:span text:style-name="T18_1">0</text:span></text:p>
          </table:table-cell>
          <table:table-cell table:style-name="Cell18">
            <text:p text:style-name="P19"><text:span text:style-name="T19_1">4294967295</text:span></text:p>
          </table:table-cell>
          <table:table-cell table:style-name="Cell19">
            <text:p text:style-name="P20"><text:span text:style-name="T20_1">-2147483647</text:span></text:p>
          </table:table-cell>
          <table:table-cell table:style-name="Cell20">
            <text:p text:style-name="P21"><text:span text:style-name="T21_1">2147483648</text:span></text:p>
          </table:table-cell>
        </table:table-row>
        <table:table-row table:style-name="Row5">
          <table:table-cell table:style-name="Cell21">
            <text:p text:style-name="P22"><text:span text:style-name="T22_1">long</text:span></text:p>
          </table:table-cell>
          <table:table-cell table:style-name="Cell22">
            <text:p text:style-name="P23"><text:span text:style-name="T23_1">0</text:span></text:p>
          </table:table-cell>
          <table:table-cell table:style-name="Cell23">
            <text:p text:style-name="P24"><text:span text:style-name="T24_1">4294967295</text:span></text:p>
          </table:table-cell>
          <table:table-cell table:style-name="Cell24">
            <text:p text:style-name="P25"><text:span text:style-name="T25_1">-2147483647</text:span></text:p>
          </table:table-cell>
          <table:table-cell table:style-name="Cell25">
            <text:p text:style-name="P26"><text:span text:style-name="T26_1">2147483648</text:span></text:p>
          </table:table-cell>
        </table:table-row>
        <table:table-row table:style-name="Row6">
          <table:table-cell table:style-name="Cell26">
            <text:p text:style-name="P27"><text:span text:style-name="T27_1">long</text:span><text:span text:style-name="T27_2"><text:s/></text:span><text:span text:style-name="T27_3">long</text:span></text:p>
          </table:table-cell>
          <table:table-cell table:style-name="Cell27">
            <text:p text:style-name="P28"><text:span text:style-name="T28_1">0</text:span></text:p>
          </table:table-cell>
          <table:table-cell table:style-name="Cell28">
            <text:p text:style-name="P29"><text:span text:style-name="T29_1">18446744073709551615</text:span></text:p>
          </table:table-cell>
          <table:table-cell table:style-name="Cell29">
            <text:p text:style-name="P30"><text:span text:style-name="T30_1">-9223372036854775807</text:span></text:p>
          </table:table-cell>
          <table:table-cell table:style-name="Cell30">
            <text:p text:style-name="P31"><text:span text:style-name="T31_1">9223372036854775808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